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36pt" officeooo:rsid="001e3ee6" officeooo:paragraph-rsid="001e3ee6" style:font-size-asian="31.5pt" style:font-size-complex="36pt"/>
    </style:style>
    <style:style style:name="P2" style:family="paragraph" style:parent-style-name="Standard">
      <style:paragraph-properties fo:text-align="center" style:justify-single-word="false"/>
      <style:text-properties fo:font-size="36pt" fo:font-weight="bold" officeooo:rsid="001e3ee6" officeooo:paragraph-rsid="001e3ee6" style:font-size-asian="31.5pt" style:font-weight-asian="bold" style:font-size-complex="36pt" style:font-weight-complex="bold"/>
    </style:style>
    <style:style style:name="P3" style:family="paragraph" style:parent-style-name="Standard">
      <style:paragraph-properties fo:text-align="center" style:justify-single-word="false"/>
      <style:text-properties fo:font-size="14pt" officeooo:rsid="001e3ee6" officeooo:paragraph-rsid="001e3ee6" style:font-size-asian="12.25pt" style:font-size-complex="14pt"/>
    </style:style>
    <style:style style:name="P4" style:family="paragraph" style:parent-style-name="Standard">
      <style:paragraph-properties fo:text-align="center" style:justify-single-word="false"/>
      <style:text-properties fo:font-size="14pt" fo:font-weight="bold" officeooo:rsid="001e3ee6" officeooo:paragraph-rsid="001e3ee6" style:font-size-asian="12.25pt" style:font-weight-asian="bold" style:font-size-complex="14pt" style:font-weight-complex="bold"/>
    </style:style>
    <style:style style:name="P5" style:family="paragraph" style:parent-style-name="Standard">
      <style:paragraph-properties fo:text-align="justify" style:justify-single-word="false"/>
      <style:text-properties fo:font-size="12pt" fo:font-weight="normal" officeooo:rsid="001e4949" officeooo:paragraph-rsid="001e4949"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fo:font-weight="normal" officeooo:rsid="002013fd" officeooo:paragraph-rsid="002013fd"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fo:font-weight="normal" officeooo:rsid="002013fd" officeooo:paragraph-rsid="00203caa"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font-weight="bold" officeooo:rsid="0021db22" officeooo:paragraph-rsid="00239739" style:font-size-asian="10.5pt" style:font-weight-asian="bold" style:font-size-complex="12pt" style:font-weight-complex="bold"/>
    </style:style>
    <style:style style:name="P9" style:family="paragraph" style:parent-style-name="Standard">
      <style:paragraph-properties fo:text-align="justify" style:justify-single-word="false"/>
      <style:text-properties fo:font-size="12pt" fo:font-weight="bold" officeooo:rsid="00239739" officeooo:paragraph-rsid="00239739" style:font-size-asian="10.5pt" style:font-weight-asian="bold" style:font-size-complex="12pt" style:font-weight-complex="bold"/>
    </style:style>
    <style:style style:name="P10" style:family="paragraph" style:parent-style-name="Standard">
      <style:paragraph-properties fo:text-align="center" style:justify-single-word="false"/>
      <style:text-properties fo:font-size="12pt" fo:font-weight="bold" officeooo:rsid="002544ee" officeooo:paragraph-rsid="002544ee" style:font-size-asian="10.5pt" style:font-weight-asian="bold" style:font-size-complex="12pt" style:font-weight-complex="bold"/>
    </style:style>
    <style:style style:name="P11" style:family="paragraph" style:parent-style-name="Standard">
      <style:paragraph-properties fo:text-align="center" style:justify-single-word="false"/>
      <style:text-properties fo:font-size="12pt" fo:font-weight="bold" officeooo:rsid="0028f108" officeooo:paragraph-rsid="0028f108" style:font-size-asian="10.5pt" style:font-weight-asian="bold" style:font-size-complex="12pt" style:font-weight-complex="bold"/>
    </style:style>
    <style:style style:name="P12" style:family="paragraph" style:parent-style-name="Standard">
      <style:paragraph-properties fo:text-align="center" style:justify-single-word="false"/>
      <style:text-properties fo:font-size="12pt" fo:font-weight="bold" officeooo:rsid="002dee1e" officeooo:paragraph-rsid="002dee1e" style:font-size-asian="10.5pt" style:font-weight-asian="bold" style:font-size-complex="12pt" style:font-weight-complex="bold"/>
    </style:style>
    <style:style style:name="P13" style:family="paragraph" style:parent-style-name="Standard">
      <style:paragraph-properties fo:text-align="justify" style:justify-single-word="false"/>
      <style:text-properties fo:font-size="12pt" fo:font-weight="bold" officeooo:rsid="003040e8" officeooo:paragraph-rsid="003040e8" style:font-size-asian="10.5pt" style:font-weight-asian="bold" style:font-size-complex="12pt" style:font-weight-complex="bold"/>
    </style:style>
    <style:style style:name="P14" style:family="paragraph" style:parent-style-name="Standard">
      <style:paragraph-properties fo:text-align="justify" style:justify-single-word="false"/>
      <style:text-properties fo:font-size="12pt" fo:font-weight="bold" officeooo:rsid="0030d0d3" officeooo:paragraph-rsid="0030d0d3" style:font-size-asian="10.5pt" style:font-weight-asian="bold" style:font-size-complex="12pt" style:font-weight-complex="bold"/>
    </style:style>
    <style:style style:name="P15" style:family="paragraph" style:parent-style-name="Standard">
      <style:paragraph-properties fo:text-align="center" style:justify-single-word="false"/>
      <style:text-properties fo:font-size="12pt" fo:font-weight="bold" officeooo:rsid="0031645d" officeooo:paragraph-rsid="0031645d" style:font-size-asian="10.5pt" style:font-weight-asian="bold" style:font-size-complex="12pt" style:font-weight-complex="bold"/>
    </style:style>
    <style:style style:name="P16" style:family="paragraph" style:parent-style-name="Standard">
      <style:paragraph-properties fo:text-align="justify" style:justify-single-word="false"/>
      <style:text-properties fo:font-size="12pt" fo:font-weight="bold" officeooo:rsid="0032a257" officeooo:paragraph-rsid="0032a257" style:font-size-asian="10.5pt" style:font-weight-asian="bold" style:font-size-complex="12pt" style:font-weight-complex="bold"/>
    </style:style>
    <style:style style:name="P17" style:family="paragraph" style:parent-style-name="Standard">
      <style:paragraph-properties fo:text-align="justify" style:justify-single-word="false"/>
      <style:text-properties fo:font-size="12pt" fo:font-weight="normal" officeooo:rsid="002544ee" officeooo:paragraph-rsid="002544ee"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font-weight="normal" officeooo:rsid="002544ee" officeooo:paragraph-rsid="0028f108"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fo:font-weight="normal" officeooo:rsid="002a935e" officeooo:paragraph-rsid="002a935e" style:font-size-asian="10.5pt" style:font-weight-asian="normal" style:font-size-complex="12pt" style:font-weight-complex="normal"/>
    </style:style>
    <style:style style:name="P20" style:family="paragraph" style:parent-style-name="Standard">
      <style:paragraph-properties fo:text-align="center" style:justify-single-word="false"/>
      <style:text-properties fo:font-size="12pt" fo:font-weight="normal" officeooo:rsid="002dee1e" officeooo:paragraph-rsid="0031645d"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size="12pt" fo:font-weight="normal" officeooo:rsid="002dee1e" officeooo:paragraph-rsid="0031645d" style:font-size-asian="10.5pt" style:font-weight-asian="normal" style:font-size-complex="12pt" style:font-weight-complex="normal"/>
    </style:style>
    <style:style style:name="P22" style:family="paragraph" style:parent-style-name="Standard" style:list-style-name="L1">
      <style:paragraph-properties fo:text-align="justify" style:justify-single-word="false"/>
      <style:text-properties fo:font-size="12pt" fo:font-weight="normal" officeooo:rsid="002dee1e" officeooo:paragraph-rsid="0032a257"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font-size="12pt" fo:font-weight="normal" officeooo:rsid="003040e8" officeooo:paragraph-rsid="003040e8"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font-size="12pt" fo:font-weight="normal" officeooo:rsid="003040e8" officeooo:paragraph-rsid="0031645d"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31645d" officeooo:paragraph-rsid="0031645d"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31645d" officeooo:paragraph-rsid="003315ff"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font-size="12pt" fo:font-weight="normal" officeooo:rsid="0032a257" officeooo:paragraph-rsid="0032a257"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font-size="12pt" fo:font-weight="normal" officeooo:rsid="003315ff" officeooo:paragraph-rsid="003315ff"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3315ff" officeooo:paragraph-rsid="003315ff"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fo:font-size="14pt" fo:font-weight="bold" officeooo:rsid="002013fd" officeooo:paragraph-rsid="00203caa" style:font-size-asian="14pt" style:font-weight-asian="bold" style:font-size-complex="14pt" style:font-weight-complex="bold"/>
    </style:style>
    <style:style style:name="P31" style:family="paragraph" style:parent-style-name="Standard">
      <style:paragraph-properties fo:text-align="start" style:justify-single-word="false"/>
      <style:text-properties fo:color="#ff0000" fo:font-size="12pt" fo:font-weight="normal" officeooo:rsid="003315ff" officeooo:paragraph-rsid="003315ff"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color="#ff0000" fo:font-size="12pt" fo:font-weight="normal" officeooo:rsid="003315ff" officeooo:paragraph-rsid="00334c73"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color="#ff0000" fo:font-size="12pt" fo:font-weight="normal" officeooo:rsid="003315ff" officeooo:paragraph-rsid="0035b1f3"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color="#ff0000" fo:font-size="12pt" fo:font-weight="normal" officeooo:rsid="003315ff" officeooo:paragraph-rsid="00386e80"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color="#ff0000" fo:font-size="12pt" fo:font-weight="normal" officeooo:rsid="00334c73" officeooo:paragraph-rsid="00334c73"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color="#ff0000" fo:font-size="12pt" fo:font-weight="normal" officeooo:rsid="00386e80" officeooo:paragraph-rsid="00386e80"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color="#ff0000" fo:font-size="12pt" fo:font-weight="normal" officeooo:rsid="003d7fa9" officeooo:paragraph-rsid="003d7fa9"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color="#ff0000" fo:font-size="12pt" fo:font-weight="normal" officeooo:rsid="003efc91" officeooo:paragraph-rsid="003efc91"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color="#000000" fo:font-size="12pt" fo:font-weight="normal" officeooo:rsid="003315ff" officeooo:paragraph-rsid="00386e80"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color="#000000" fo:font-size="12pt" fo:font-weight="normal" officeooo:rsid="003315ff" officeooo:paragraph-rsid="0035b1f3"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color="#000000" fo:font-size="12pt" fo:font-weight="normal" officeooo:rsid="00334c73" officeooo:paragraph-rsid="00334c73"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color="#000000" fo:font-size="12pt" fo:font-weight="normal" officeooo:rsid="00345540" officeooo:paragraph-rsid="00345540"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color="#000000" fo:font-size="12pt" fo:font-weight="normal" officeooo:rsid="00393fbc" officeooo:paragraph-rsid="00393fbc"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color="#000000" style:font-name="Ubuntu" fo:font-size="12pt" fo:font-weight="normal" officeooo:rsid="003315ff" officeooo:paragraph-rsid="00386e80"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color="#000000" style:font-name="Ubuntu" fo:font-size="12pt" fo:font-weight="normal" officeooo:rsid="003315ff" officeooo:paragraph-rsid="00345540"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color="#000000" style:font-name="Ubuntu" fo:font-size="12pt" fo:font-weight="normal" officeooo:rsid="003315ff" officeooo:paragraph-rsid="0035b1f3"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color="#000000" style:font-name="Ubuntu" fo:font-size="12pt" fo:font-weight="normal" officeooo:rsid="003315ff" officeooo:paragraph-rsid="003c5fd5"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fo:color="#000000" style:font-name="Ubuntu" fo:font-size="12pt" fo:font-weight="normal" officeooo:rsid="003315ff" officeooo:paragraph-rsid="003315ff"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color="#000000" style:font-name="Ubuntu" fo:font-size="12pt" fo:font-weight="normal" officeooo:rsid="003315ff" officeooo:paragraph-rsid="00334c73"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fo:color="#000000" style:font-name="Ubuntu" fo:font-size="12pt" fo:font-weight="normal" officeooo:rsid="00393fbc" officeooo:paragraph-rsid="00393fbc"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color="#000000" style:font-name="Ubuntu" fo:font-size="12pt" fo:font-weight="normal" officeooo:rsid="00345540" officeooo:paragraph-rsid="00345540"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fo:color="#007826" fo:font-size="12pt" fo:font-weight="bold" officeooo:rsid="003efc91" officeooo:paragraph-rsid="003efc91" style:font-size-asian="10.5pt" style:font-weight-asian="bold" style:font-size-complex="12pt" style:font-weight-complex="bold"/>
    </style:style>
    <style:style style:name="P53" style:family="paragraph" style:parent-style-name="Standard">
      <style:paragraph-properties fo:text-align="start" style:justify-single-word="false"/>
      <style:text-properties fo:color="#007826" fo:font-size="12pt" fo:font-weight="bold" officeooo:rsid="003efc91" officeooo:paragraph-rsid="003fe33b" style:font-size-asian="10.5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weight="bold" officeooo:rsid="0032a257" style:font-weight-asian="bold" style:font-weight-complex="bold"/>
    </style:style>
    <style:style style:name="T3" style:family="text">
      <style:text-properties fo:font-weight="bold" officeooo:rsid="0032b580" style:font-weight-asian="bold" style:font-weight-complex="bold"/>
    </style:style>
    <style:style style:name="T4" style:family="text">
      <style:text-properties fo:font-weight="bold" officeooo:rsid="00345540" style:font-weight-asian="bold" style:font-weight-complex="bold"/>
    </style:style>
    <style:style style:name="T5" style:family="text">
      <style:text-properties officeooo:rsid="002013fd"/>
    </style:style>
    <style:style style:name="T6" style:family="text">
      <style:text-properties officeooo:rsid="0021db22"/>
    </style:style>
    <style:style style:name="T7" style:family="text">
      <style:text-properties fo:font-weight="normal" style:font-weight-asian="normal" style:font-weight-complex="normal"/>
    </style:style>
    <style:style style:name="T8" style:family="text">
      <style:text-properties fo:font-weight="normal" officeooo:rsid="00239739" style:font-weight-asian="normal" style:font-weight-complex="normal"/>
    </style:style>
    <style:style style:name="T9" style:family="text">
      <style:text-properties fo:font-weight="normal" officeooo:rsid="002544ee" style:font-weight-asian="normal" style:font-weight-complex="normal"/>
    </style:style>
    <style:style style:name="T10" style:family="text">
      <style:text-properties fo:font-weight="normal" officeooo:rsid="0030d0d3" style:font-weight-asian="normal" style:font-weight-complex="normal"/>
    </style:style>
    <style:style style:name="T11" style:family="text">
      <style:text-properties fo:font-weight="normal" officeooo:rsid="0031645d" style:font-weight-asian="normal" style:font-weight-complex="normal"/>
    </style:style>
    <style:style style:name="T12" style:family="text">
      <style:text-properties fo:font-weight="normal" officeooo:rsid="003040e8" style:font-weight-asian="normal" style:font-weight-complex="normal"/>
    </style:style>
    <style:style style:name="T13" style:family="text">
      <style:text-properties fo:font-weight="normal" officeooo:rsid="003fe33b" style:font-weight-asian="normal" style:font-weight-complex="normal"/>
    </style:style>
    <style:style style:name="T14" style:family="text">
      <style:text-properties officeooo:rsid="00239739"/>
    </style:style>
    <style:style style:name="T15" style:family="text">
      <style:text-properties officeooo:rsid="00269c5d"/>
    </style:style>
    <style:style style:name="T16" style:family="text">
      <style:text-properties officeooo:rsid="002a935e"/>
    </style:style>
    <style:style style:name="T17" style:family="text">
      <style:text-properties officeooo:rsid="002b678f"/>
    </style:style>
    <style:style style:name="T18" style:family="text">
      <style:text-properties officeooo:rsid="002e6d9c"/>
    </style:style>
    <style:style style:name="T19" style:family="text">
      <style:text-properties officeooo:rsid="0030d0d3"/>
    </style:style>
    <style:style style:name="T20" style:family="text">
      <style:text-properties officeooo:rsid="0032a257"/>
    </style:style>
    <style:style style:name="T21" style:family="text">
      <style:text-properties officeooo:rsid="0032b580"/>
    </style:style>
    <style:style style:name="T22" style:family="text">
      <style:text-properties officeooo:rsid="003315ff"/>
    </style:style>
    <style:style style:name="T23" style:family="text">
      <style:text-properties fo:color="#800000"/>
    </style:style>
    <style:style style:name="T24" style:family="text">
      <style:text-properties fo:color="#000000"/>
    </style:style>
    <style:style style:name="T25" style:family="text">
      <style:text-properties fo:color="#000000" officeooo:rsid="00345540"/>
    </style:style>
    <style:style style:name="T26" style:family="text">
      <style:text-properties fo:color="#000000" officeooo:rsid="0035b1f3"/>
    </style:style>
    <style:style style:name="T27" style:family="text">
      <style:text-properties fo:color="#000000" officeooo:rsid="003c5fd5"/>
    </style:style>
    <style:style style:name="T28" style:family="text">
      <style:text-properties fo:color="#000000" fo:font-weight="normal" style:font-weight-asian="normal" style:font-weight-complex="normal"/>
    </style:style>
    <style:style style:name="T29" style:family="text">
      <style:text-properties fo:color="#000000" fo:font-weight="normal" officeooo:rsid="00345540" style:font-weight-asian="normal" style:font-weight-complex="normal"/>
    </style:style>
    <style:style style:name="T30" style:family="text">
      <style:text-properties fo:color="#000000" fo:font-weight="normal" officeooo:rsid="003fe33b" style:font-weight-asian="normal" style:font-weight-complex="normal"/>
    </style:style>
    <style:style style:name="T31" style:family="text">
      <style:text-properties fo:color="#000000" fo:font-weight="normal" officeooo:rsid="00414806" style:font-weight-asian="normal" style:font-weight-complex="normal"/>
    </style:style>
    <style:style style:name="T32" style:family="text">
      <style:text-properties fo:color="#000000" officeooo:rsid="003fe33b"/>
    </style:style>
    <style:style style:name="T33" style:family="text">
      <style:text-properties fo:color="#ff0000"/>
    </style:style>
    <style:style style:name="T34" style:family="text">
      <style:text-properties fo:color="#ff0000" officeooo:rsid="00386e80"/>
    </style:style>
    <style:style style:name="T35" style:family="text">
      <style:text-properties fo:color="#ff0000" officeooo:rsid="00345540"/>
    </style:style>
    <style:style style:name="T36" style:family="text">
      <style:text-properties fo:color="#ff0000" style:font-name="Ubuntu" officeooo:rsid="00345540"/>
    </style:style>
    <style:style style:name="T37" style:family="text">
      <style:text-properties fo:color="#ff0000" style:font-name="Ubuntu" fo:font-weight="bold" officeooo:rsid="00345540" style:font-weight-asian="bold" style:font-weight-complex="bold"/>
    </style:style>
    <style:style style:name="T38" style:family="text">
      <style:text-properties fo:color="#ff0000" fo:font-weight="bold" style:font-weight-asian="bold" style:font-weight-complex="bold"/>
    </style:style>
    <style:style style:name="T39" style:family="text">
      <style:text-properties fo:color="#ff0000" fo:font-weight="bold" officeooo:rsid="00345540" style:font-weight-asian="bold" style:font-weight-complex="bold"/>
    </style:style>
    <style:style style:name="T40" style:family="text">
      <style:text-properties fo:color="#ff0000" fo:font-weight="bold" officeooo:rsid="0035b1f3" style:font-weight-asian="bold" style:font-weight-complex="bold"/>
    </style:style>
    <style:style style:name="T41" style:family="text">
      <style:text-properties fo:color="#ff0000" fo:font-weight="normal" officeooo:rsid="003fe33b" style:font-weight-asian="normal" style:font-weight-complex="normal"/>
    </style:style>
    <style:style style:name="T42" style:family="text">
      <style:text-properties fo:color="#ff0000" officeooo:rsid="003fe33b"/>
    </style:style>
    <style:style style:name="T43" style:family="text">
      <style:text-properties officeooo:rsid="00334c73"/>
    </style:style>
    <style:style style:name="T44" style:family="text">
      <style:text-properties officeooo:rsid="00345540"/>
    </style:style>
    <style:style style:name="T45" style:family="text">
      <style:text-properties officeooo:rsid="0035b1f3"/>
    </style:style>
    <style:style style:name="T46" style:family="text">
      <style:text-properties officeooo:rsid="00386e80"/>
    </style:style>
    <style:style style:name="T47" style:family="text">
      <style:text-properties officeooo:rsid="00393fbc"/>
    </style:style>
    <style:style style:name="T48" style:family="text">
      <style:text-properties fo:color="#0000ff"/>
    </style:style>
    <style:style style:name="T49" style:family="text">
      <style:text-properties fo:color="#0000ff" officeooo:rsid="00345540"/>
    </style:style>
    <style:style style:name="T50" style:family="text">
      <style:text-properties fo:color="#0000ff" fo:font-weight="bold" style:font-weight-asian="bold" style:font-weight-complex="bold"/>
    </style:style>
    <style:style style:name="T51" style:family="text">
      <style:text-properties fo:color="#0000ff" fo:font-weight="bold" officeooo:rsid="00345540" style:font-weight-asian="bold" style:font-weight-complex="bold"/>
    </style:style>
    <style:style style:name="T52" style:family="text">
      <style:text-properties fo:color="#0000ff" fo:font-weight="bold" officeooo:rsid="0035b1f3" style:font-weight-asian="bold" style:font-weight-complex="bold"/>
    </style:style>
    <style:style style:name="T53" style:family="text">
      <style:text-properties fo:color="#0000ff" fo:font-weight="bold" officeooo:rsid="00393fbc" style:font-weight-asian="bold" style:font-weight-complex="bold"/>
    </style:style>
    <style:style style:name="T54" style:family="text">
      <style:text-properties fo:color="#0000ff" fo:font-weight="bold" officeooo:rsid="003c5fd5" style:font-weight-asian="bold" style:font-weight-complex="bold"/>
    </style:style>
    <style:style style:name="T55" style:family="text">
      <style:text-properties fo:color="#0000ff" fo:font-weight="bold" officeooo:rsid="00386e80" style:font-weight-asian="bold" style:font-weight-complex="bold"/>
    </style:style>
    <style:style style:name="T56" style:family="text">
      <style:text-properties fo:color="#0000ff" style:font-name="Ubuntu" officeooo:rsid="00345540"/>
    </style:style>
    <style:style style:name="T57" style:family="text">
      <style:text-properties fo:color="#0000ff" style:font-name="Ubuntu" fo:font-weight="bold" officeooo:rsid="00345540" style:font-weight-asian="bold" style:font-weight-complex="bold"/>
    </style:style>
    <style:style style:name="T58" style:family="text">
      <style:text-properties style:font-name="Ubuntu" officeooo:rsid="00345540"/>
    </style:style>
    <style:style style:name="T59" style:family="text">
      <style:text-properties officeooo:rsid="003d7fa9"/>
    </style:style>
    <style:style style:name="T60" style:family="text">
      <style:text-properties fo:color="#ff3300" fo:font-weight="bold" style:font-weight-asian="bold" style:font-weight-complex="bold"/>
    </style:style>
    <style:style style:name="T61" style:family="text">
      <style:text-properties fo:color="#ff3300" style:font-name="Ubuntu" fo:font-weight="bold" officeooo:rsid="00345540" style:font-weight-asian="bold" style:font-weight-complex="bold"/>
    </style:style>
    <style:style style:name="T62" style:family="text">
      <style:text-properties officeooo:rsid="003fe33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2">AsenZor</text:p>
      <text:p text:style-name="P3">Guía del Desarrollador</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Edición nº1</text:p>
      <text:p text:style-name="P3"><text:span text:style-name="T1">Por:</text:span> Jesús Abraham Zerpa Maldonado</text:p>
      <text:p text:style-name="P4"><text:soft-page-break/>PRELIMINARES</text:p>
      <text:p text:style-name="P4"/>
      <text:p text:style-name="P4">Reconocimientos</text:p>
      <text:p text:style-name="P4"/>
      <text:p text:style-name="P5">Primero que nada me gustaría comenzar agradeciendo a Dios ya que sin el nada de esto hubiera sido posible, ha sido el quien ha guiado todos mis pasos desde el inicio de este proyecto, es increíble saber sentir su fuerza mas aun en estos últimos meses, despertares intelectuales que aun cambiado mi forma de pensar hacia una cada vez mas madura, echos como conseguir un trabajo en mi área de especialidad, con la oportunidad de aprender muchas mas cosas fundamentales para mis proyectos profesionales abriéndome camino no solo en la programación sin ahora también al marketing y en el momento en que mas lo estaba necesitando, se puede decir que ahora veo las cosas con mas claridad.</text:p>
      <text:p text:style-name="P5"/>
      <text:p text:style-name="P5">En segundo lugar agradecer a mi madre con la que siempre estaré agradecido no solo por darme la vida sino también por toda su lucha para sacarme adelante y hacerme el hombre que hoy en día soy, si de alguien puedo decir que saque lo “echado para adelante” fue de ella, gracias por apoyarme en todas mis locuras jajaja. En tercer lugar a los demás mi<text:span text:style-name="T5">e</text:span>mbros de mi <text:span text:style-name="T5">familia</text:span> mi prima Lili (Carmen) quien aun en sus arranques por sus finanzas y la situación país ha sido mi escucha para mis ideas de negocio, a mi difunta tia Migue con quien <text:span text:style-name="T5">aprendí</text:span> a ser alguien intelectual y a definir mis creencias, ademas de haber sido mi madrina y socia de mi primer intento de legalizar una empresa. <text:s text:c="2"/></text:p>
      <text:p text:style-name="P5"/>
      <text:p text:style-name="P6">En cuarto lugar agradecer a esos profesores que han creído en mi, el Profesor Pedro Ocanto, El profesor Nairo, el profesor Julio Acosta.</text:p>
      <text:p text:style-name="P6"/>
      <text:p text:style-name="P7">En quinto lugar a mis amigos y compañeros de trabajo quienes en sana competencia, Criticas constructivas, formación de sociedades y dinámica de equipo me han enseñado a darme cuenta de muchos de mis errores y de buscar la manera de corregirlos</text:p>
      <text:p text:style-name="P7"/>
      <text:p text:style-name="P30"><text:s/><text:span text:style-name="T6">Sobre el autor</text:span></text:p>
      <text:p text:style-name="P30"/>
      <text:p text:style-name="P8">Jesús Zerpa <text:span text:style-name="T7">Desarrollador full stack, es el creador de los web frameworks FlashFront (para FrontEnd) y AsenZor (para BackEnd) fundador de ZerpaTechnology, web </text:span><text:span text:style-name="T8">s</text:span><text:span text:style-name="T7">trat</text:span><text:span text:style-name="T8">u</text:span><text:span text:style-name="T7">p para creaci</text:span><text:span text:style-name="T8">ó</text:span><text:span text:style-name="T7">n de productos tecnológicos con relación principalmente enfocada al software y un de los fundadores de CIDGUN fundación sin animo de lucro para la innovación tecnológica de estudiantes universitarios en el núcleo <text:s/>de <text:s/>UNEXPO Charallave, </text:span><text:span text:style-name="T8">a la fecha cursando la carrera de ingeniería mecatrónica.</text:span></text:p>
      <text:p text:style-name="P8"><text:span text:style-name="T8"/></text:p>
      <text:p text:style-name="P8"><text:span text:style-name="T14">Sobre este libro</text:span><text:span text:style-name="T8"> </text:span></text:p>
      <text:p text:style-name="P8"><text:span text:style-name="T8"/></text:p>
      <text:p text:style-name="P9"><text:span text:style-name="T7">Este libro a sido publicado a modo que muchas personas puedan empezar a aprender utilizar este framewok que he creado y de tal manera compartirme sus comentarios del mismo, algunas posibles mejoras que vean pertinentes, <text:s/>alguna duda que tengan sobre como usar python y crear sus sitios web de una forma facil o compleja depende del </text:span><text:span text:style-name="T9">alcance</text:span><text:span text:style-name="T7"> de su proyecto y que este sirva a alguien mas o sea </text:span><text:span text:style-name="T9">AsenZor no solo la herramienta de la creación de su sitio web sino también su plataforma de negocios.</text:span></text:p>
      <text:p text:style-name="P9"><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text:p text:style-name="P9"><text:soft-page-break/><text:span text:style-name="T9"/></text:p>
      <text:p text:style-name="P9"><text:span text:style-name="T9"/></text:p>
      <text:p text:style-name="P10">INTRODUCCIÓN</text:p>
      <text:p text:style-name="P10"/>
      <text:p text:style-name="P17">Con el nacimiento de la Internet cada vez mas se a ido pensando en cuales serian las mejores formas compartir un contenido, esta técnicas han ido evolucionando al paso del tiempo, se a necesitado estandarizar una estructura de representación de datos con lo cual nació el HTML <text:s/>un lenguaje de estructurado el cual hoy dia sigue siendo la base de las paginas web que podemos apreciar al buscar en nuestros Navegadores web ya sea firefox, Chrome, Safari, etc. En el pasado no existían las hojas de estilos, esos archivos con extinción .css los cuales nos permiten dar la forma y colores a los objetos en HTML ademas de que este HTML se hacia manualmente y crear cada cosa se hacia un proceso tedioso.</text:p>
      <text:p text:style-name="P17"/>
      <text:p text:style-name="P18"><text:s/>Fue hasta la llegada de una tecnología llamada CGI <text:span text:style-name="T15">(Puerta de Enlace de uso Común, sus siglas derivan del ingles) la ha permitido que los lenguajes de programación puedan manipular estos HTML y entregarlos al servidor quien enviá estos códigos trabajados con lo cual se crea el uso de contenido dinámico, ya las cosas no son tan repetitivas, sin embargo la creación de un sitio web muchas veces puede resultar en crear algo mas halla de una simple pagina por lo cual ha sido necesario la creación de diversos frameworks los archivos de código que organizan el flujo de desarrollo, estos ha sido creados para sus respectivos lenguajes entre ellos están Codigniter, Laravel, Wordpress para PHP un lenguaje que fue uno de los primeros en salir al mercado del web y a logrado posicionarse en proyectos muy importantes, con una facilidad de embebido en HTML natural cosa que en los otros lenguajes solo se logra gracias a los framework PHP lo puede hacer sin necesidad de estos y ya viene preparado para casi todos los servidores, pero este posee muchas limitaciones que para este momento lo están convirtiendo en un lenguaje del pasado, entre ellas destacan su dificultad para la orientación a objetos y su sintaxis cosa que no lo hace mucho de mi agrado.</text:span></text:p>
      <text:p text:style-name="P18"/>
      <text:p text:style-name="P18"><text:span text:style-name="T15">Luego esta Ruby on Rails para ruby framework que junto a Django para python forman parte de esta llamada tercera generación de frameworks, asi como estos hay muchos lenguajes que han estado desde hace mas tiempo en la web como Perl, Java y Javascript este ultimo en el lado del cliente es decir para ser utilizado por los Navegadores Web pero ahora con el uso de Node este también puede ser usado para el Servidor. Existen quizás mas lenguajes que estos, en nuestro caso nos interesa mas python ya que a pesar de hasta hace poco haber desconocido todas sus bondades para la creacion de sitios web, nos ofrece la mejor sintaxis con la cual podemos programar, su poder en orientacion a objetos contra otros lenguajes es incomparables y este paradigma ha ido ganando mucha importancia en estos últimos tiempos por ser la mejor forma de organizar y mantener nuestro codigo.</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1"><text:soft-page-break/><text:span text:style-name="T16">INTRODUCCIÓN</text:span> <text:s/>A ASENZOR</text:p>
      <text:p text:style-name="P11"/>
      <text:p text:style-name="P19">Este libro es sobre AsenZor, un framework de desarrollo Web que busca ser un entorno de desarrollo para trabajo colaborativo con persona que usen diferentes lenguajes de programación de una forma fácil y divertida, este framework tiene su nucleo echo en python por lo cual es necesario que sepas algo de python, sin embargo su uso es tan sencillo que hasta tu sin ser un programador en python podrías ponerlo a funcionar, esta es la razon que diferencia a AsenZor de otros frameworks escritos en python como Django o Web2py que solo se enfocan en el lenguaje, otra cosa que debes saber es que AsenZor no usa los patrones de MVC <text:span text:style-name="T17">para acceder a su contenido sino <text:s/>por el contrario usa Z-API el cual una manera muy útil de trabajar con las aplicaciones web a través <text:s/>de las url algo muy al estilo de Facebook y Google le proveen a los desarrolladores pero con unas características propias dadas por mi. </text:span></text:p>
      <text:p text:style-name="P19"/>
      <text:p text:style-name="P12">FUNCIONAMIENTO DE ASENZOR</text:p>
      <text:p text:style-name="P12"/>
      <text:p text:style-name="P12">MODELO MVC</text:p>
      <text:p text:style-name="P12"/>
      <text:p text:style-name="P23">El modelo MVC es uno de las principales estructuras de desarrollo en los frameworks la cual nos permite separar el trabajo que realiza cada uno de los integrantes del proyecto.</text:p>
      <text:p text:style-name="P23"/>
      <text:p text:style-name="P13">El modelo: <text:span text:style-name="T7"><text:s/>Es donde se crea la </text:span><text:span text:style-name="T10">lógica</text:span><text:span text:style-name="T7"> para el manejo de la base de datos, no esta diseñado </text:span><text:span text:style-name="T10">específicamente</text:span><text:span text:style-name="T7"> para la </text:span><text:span text:style-name="T10">creación</text:span><text:span text:style-name="T7"> de la misma ya que en estas normalmente se diseñan por lo general en un programa gestor de tablas SQL y luego el </text:span><text:span text:style-name="T10">código</text:span><text:span text:style-name="T7"> que nos entrega el programa es cargado en nuestro motor de base de datos que por lo general son: mySQL o SQLite. En el modelo se programa como es el funcionamiento de la inserción, </text:span><text:span text:style-name="T10">modificación, borrado y consulta</text:span><text:span text:style-name="T7"> de datos en estas bases de dato</text:span><text:span text:style-name="T10">s. Esta </text:span><text:span text:style-name="T11">área</text:span><text:span text:style-name="T10"> la trabaja el </text:span><text:span text:style-name="T19">backend</text:span></text:p>
      <text:p text:style-name="P13"><text:span text:style-name="T10"/></text:p>
      <text:p text:style-name="P14">La vista: <text:s/><text:span text:style-name="T7">Es donde se escribe el HTML de la pagina web, de esta área se encarga principalmente el </text:span>frontend <text:span text:style-name="T7">junto a los diseñadores</text:span> <text:span text:style-name="T7">ya que esta sera la interfaz gráfica que el usuario final podrá apreciar, por lo general estos frameworks nos brindan la posibilidad de embeber(incrustar) código del lado del servidor para dinamizar la creación de estas vistas cosa que hace el </text:span>backend.</text:p>
      <text:p text:style-name="P14"/>
      <text:p text:style-name="P14">El controlador: <text:span text:style-name="T7">Es donde se hace la </text:span><text:span text:style-name="T11">lógica</text:span><text:span text:style-name="T7"> de como las vistas son servidas y cuales son los datos que desde los modelos se pueden mostrar en las vistas, de esta </text:span><text:span text:style-name="T11">área</text:span><text:span text:style-name="T7"> se ocupa el </text:span>backend.</text:p>
      <text:p text:style-name="P14"/>
      <text:p text:style-name="P14"/>
      <text:p text:style-name="P25">Ademas de que para el acceso a los contenidos de se hace atrave de la url: <text:a xlink:type="simple" xlink:href="https://hostDominio/aplicacion/controlador/accion/valor" text:style-name="Internet_20_link" text:visited-style-name="Visited_20_Internet_20_Link">https://hostDominio/aplicacion/controlador/accion/valor</text:a></text:p>
      <text:p text:style-name="P25"/>
      <text:p text:style-name="P15">MODELO Z-API</text:p>
      <text:p text:style-name="P15"/>
      <text:p text:style-name="P21">En la <text:span text:style-name="T18">introducción</text:span> del libr<text:span text:style-name="T18">o dijimos que Django era un framework de tercera generación y cabe mencionar que AsenZor también o tal vez podría considerarse posterior debido a su funcionamiento que hereda características del MVC en cuanto a sus aplicaciones sin embargo la misma es distribuida en administrador y usuario.</text:span></text:p>
      <text:p text:style-name="P21"/>
      <text:p text:style-name="P16">lanzador: <text:span text:style-name="T12">Todas las aplicaciones son cargadas por el controlador principal del framework el cual llamaremos lanzador de aplicaciones desde </text:span><text:span text:style-name="T11">allí</text:span><text:span text:style-name="T12"> se proporciona todos los recursos g</text:span><text:span text:style-name="T11">l</text:span><text:span text:style-name="T12">obales que nos da el framework, siendo las carpetas de estilos dentro de las aplicaciones para uso local de las mismas.</text:span></text:p>
      <text:p text:style-name="P16"><text:span text:style-name="T12"/></text:p>
      <text:p text:style-name="P16"><text:soft-page-break/>apps: <text:span text:style-name="T7">Es donde estan todas las aplicaciones en fase de producción es decir las que se pueden mostrar al usuario. Estas se descomponen en: </text:span></text:p>
      <text:p text:style-name="P20"/>
      <text:list xml:id="list1378920735573295245" text:style-name="L1">
        <text:list-item>
          <text:p text:style-name="P22"><text:span text:style-name="T2">admin(</text:span><text:span text:style-name="T20">Administrador</text:span><text:span text:style-name="T2">) </text:span><text:span text:style-name="T20">donde <text:s/>se manejan: </text:span></text:p>
          <text:list>
            <text:list-item>
              <text:p text:style-name="P22"><text:span text:style-name="T20">los </text:span><text:span text:style-name="T2">modelos y bases de datos</text:span></text:p>
            </text:list-item>
            <text:list-item>
              <text:p text:style-name="P22"><text:span text:style-name="T20">las librerías, </text:span></text:p>
            </text:list-item>
            <text:list-item>
              <text:p text:style-name="P22"><text:span text:style-name="T20">el registro de operaciones, </text:span></text:p>
            </text:list-item>
            <text:list-item>
              <text:p text:style-name="P22"><text:span text:style-name="T20">la configuración de la aplicación</text:span></text:p>
            </text:list-item>
            <text:list-item>
              <text:p text:style-name="P22"><text:span text:style-name="T20"><text:s/>los idiomas</text:span></text:p>
            </text:list-item>
            <text:list-item>
              <text:p text:style-name="P22"><text:span text:style-name="T20">las </text:span><text:span text:style-name="T2">vistas</text:span><text:span text:style-name="T20"> del dashboard(panel de control) junto con sus estilos. </text:span></text:p>
            </text:list-item>
          </text:list>
          <text:p text:style-name="P22"/>
        </text:list-item>
        <text:list-item>
          <text:p text:style-name="P22"><text:span text:style-name="T2">user(</text:span><text:span text:style-name="T20">usuario</text:span><text:span text:style-name="T2">)</text:span><text:span text:style-name="T20"> donde se manejan : </text:span></text:p>
          <text:list>
            <text:list-item>
              <text:p text:style-name="P22"><text:span text:style-name="T20">El </text:span><text:span text:style-name="T2">controlador</text:span><text:span text:style-name="T20"> </text:span></text:p>
            </text:list-item>
            <text:list-item>
              <text:p text:style-name="P22"><text:span text:style-name="T20">las </text:span><text:span text:style-name="T2">vistas</text:span><text:span text:style-name="T20"> del usuario junto con sus estilos</text:span></text:p>
            </text:list-item>
          </text:list>
          <text:p text:style-name="P22"/>
        </text:list-item>
      </text:list>
      <text:p text:style-name="P16">Projects:<text:span text:style-name="T7"> Es donde están todas las aplicaciones que aun se encuentran en fase de desarrollo, es decir todavía están en prueba y solo son accesibles mediante el modo debug</text:span></text:p>
      <text:p text:style-name="P24"/>
      <text:p text:style-name="P27">El uso de <text:span text:style-name="T21">esta estructura permite un facil manejo de las aplicaciones como si de un modulo de codeginiter se tratase solo hace falta colocar la carpeta de la aplicación en el directorio </text:span><text:span text:style-name="T3">apps</text:span><text:span text:style-name="T21"> y esta quedara configurada si es que considera que esta para producción de lo contrario colocarla en </text:span><text:span text:style-name="T3">project </text:span><text:span text:style-name="T21"><text:s/>esto también ofrece otro enfoque y es que pueden tomarse como temas al estilo de worpress, todas las apps derivan de las nuevas apps </text:span><text:span text:style-name="T3">ejemplo </text:span><text:span text:style-name="T21">dentro de project asi que tenga cuidado de no eliminar la carpeta ni modificarla.</text:span></text:p>
      <text:p text:style-name="P27"/>
      <text:p text:style-name="P28">Esta forma de estructurar el trabajo nos permite tener mas claridad a la hora de programar y desde el lanzador se pueden revisar todas las url que van a ir al controlador de la aplicación lo que nos permite aplicar los criterios para las url de Z-API los cuales son:</text:p>
      <text:p text:style-name="P28"/>
      <text:p text:style-name="P26"><text:a xlink:type="simple" xlink:href="https://hostDominio/codigo-a-utilzar" text:style-name="Internet_20_link" text:visited-style-name="Visited_20_Internet_20_Link">https://hostDominio/</text:a><text:a xlink:type="simple" xlink:href="https://hostDominio/codigo-a-utilzar" text:style-name="Internet_20_link" text:visited-style-name="Visited_20_Internet_20_Link"><text:span text:style-name="T22">codigo-a-utilzar</text:span></text:a></text:p>
      <text:p text:style-name="P26"/>
      <text:p text:style-name="P29">donde codigo-a-utilizar puede ser:</text:p>
      <text:p text:style-name="P29"/>
      <text:p text:style-name="P48">variable1=valor1<text:span text:style-name="T60">; </text:span>variable2=valor2</text:p>
      <text:p text:style-name="P29"/>
      <text:p text:style-name="P29">se pueden pasar parámetros por pares clave valor a la aplicación de la forma <text:span text:style-name="T23">variable=valor </text:span><text:span text:style-name="T24">y si es mas de uno los mismos son separados por punto y coma (</text:span><text:span text:style-name="T33">;</text:span><text:span text:style-name="T24">) </text:span><text:span text:style-name="T26">que indica que el comando a finalizado</text:span></text:p>
      <text:p text:style-name="P29"><text:span text:style-name="T24"/></text:p>
      <text:p text:style-name="P49">variable1<text:span text:style-name="T43">=valor1,valor2,valor3</text:span></text:p>
      <text:p text:style-name="P35"/>
      <text:p text:style-name="P41"><text:span text:style-name="T59">También</text:span> se pueden pasar <text:span text:style-name="T59">múltiples</text:span> valores a una variable la cual generara una lista valores dentro del la variable, estos valores van separados por comas(<text:span text:style-name="T33">,</text:span>)</text:p>
      <text:p text:style-name="P32"/>
      <text:p text:style-name="P29"><text:span text:style-name="T24"/></text:p>
      <text:p text:style-name="P48"><text:span text:style-name="T38">metodo:</text:span>parametro1,parametro2,parametro3</text:p>
      <text:p text:style-name="P31"/>
      <text:p text:style-name="P41">se puede ejecutar un método que este permitido de la forma <text:span text:style-name="T33">nombreDelMetodo </text:span>seguido de dos puntos (<text:span text:style-name="T33">:</text:span>) y luego los <text:span text:style-name="T33">parámetros</text:span> separados por comas (<text:span text:style-name="T33">,</text:span>).</text:p>
      <text:p text:style-name="P41"><text:soft-page-break/></text:p>
      <text:p text:style-name="P45"><text:span text:style-name="T44">a</text:span><text:span text:style-name="T51">==</text:span><text:span text:style-name="T44">v </text:span><text:span text:style-name="T38">metodo: </text:span>parametro1,parametro2,parametro3<text:span text:style-name="T53">]</text:span><text:span text:style-name="T47"> <text:s text:c="2"/>igual que</text:span></text:p>
      <text:p text:style-name="P45"><text:span text:style-name="T44">a</text:span><text:span text:style-name="T51">!=</text:span><text:span text:style-name="T44">v </text:span><text:span text:style-name="T39">metodo: </text:span><text:span text:style-name="T44">parametro1,parametro2,parametro3</text:span><text:span text:style-name="T51">]</text:span><text:span text:style-name="T44"> <text:s text:c="3"/>diferente de</text:span></text:p>
      <text:p text:style-name="P45"><text:span text:style-name="T44">a</text:span><text:span text:style-name="T51">&gt;=</text:span><text:span text:style-name="T44">v </text:span><text:span text:style-name="T39">metodo: </text:span><text:span text:style-name="T44">parametro1,parametro2,parametro3</text:span><text:span text:style-name="T51">]</text:span><text:span text:style-name="T44"> <text:s text:c="2"/>mayor o igual que</text:span></text:p>
      <text:p text:style-name="P46"><text:span text:style-name="T44">a</text:span><text:span text:style-name="T51">&lt;=</text:span><text:span text:style-name="T44">v </text:span><text:span text:style-name="T39">metodo: </text:span><text:span text:style-name="T44">parametro1,parametro2,parametro3</text:span><text:span text:style-name="T51">]</text:span><text:span text:style-name="T44"> <text:s text:c="2"/>menor o igual que</text:span></text:p>
      <text:p text:style-name="P44"><text:span text:style-name="T44">a</text:span><text:span text:style-name="T51">&gt;</text:span><text:span text:style-name="T44">v </text:span><text:span text:style-name="T39">metodo: </text:span><text:span text:style-name="T44">parametro1,parametro2,parametro3</text:span><text:span text:style-name="T51">]</text:span><text:span text:style-name="T44"> <text:s text:c="2"/>mayor que</text:span></text:p>
      <text:p text:style-name="P44"><text:span text:style-name="T44">a</text:span><text:span text:style-name="T51">&lt;</text:span><text:span text:style-name="T44">v </text:span><text:span text:style-name="T39">metodo: </text:span><text:span text:style-name="T44">parametro1,parametro2,parametro3</text:span><text:span text:style-name="T51">]</text:span><text:span text:style-name="T44"> <text:s text:c="2"/>menor que</text:span></text:p>
      <text:p text:style-name="P44"><text:span text:style-name="T44">a </text:span><text:span text:style-name="T51">in</text:span><text:span text:style-name="T44"> v </text:span><text:span text:style-name="T39">metodo: </text:span><text:span text:style-name="T44">parametro1,parametro2,parametro3</text:span><text:span text:style-name="T51">]</text:span><text:span text:style-name="T44"> <text:s text:c="2"/>a esta en b</text:span></text:p>
      <text:p text:style-name="P39"><text:span text:style-name="T58">a </text:span><text:span text:style-name="T57">~in</text:span><text:span text:style-name="T58"> v </text:span><text:span text:style-name="T37">metodo</text:span><text:span text:style-name="T36">: </text:span><text:span text:style-name="T58">parametro1,parametro2,parametro3</text:span><text:span text:style-name="T57">]</text:span><text:span text:style-name="T58"> <text:s text:c="2"/>a no esta en b</text:span></text:p>
      <text:p text:style-name="P47"><text:span text:style-name="T44">a </text:span><text:span text:style-name="T51">~in</text:span><text:span text:style-name="T44"> v </text:span><text:span text:style-name="T51">&amp;</text:span><text:span text:style-name="T44"> b </text:span><text:span text:style-name="T51">in</text:span><text:span text:style-name="T44"> c</text:span><text:span text:style-name="T4"> </text:span><text:span text:style-name="T44"><text:s/></text:span><text:span text:style-name="T39">metodo</text:span><text:span text:style-name="T35">: </text:span><text:span text:style-name="T44">parametro1,parametro2,parametro3</text:span><text:span text:style-name="T51">]</text:span><text:span text:style-name="T44"> <text:s text:c="2"/>a no esta en b y b esta en c</text:span></text:p>
      <text:p text:style-name="P47"><text:span text:style-name="T44">a </text:span><text:span text:style-name="T51">~in</text:span><text:span text:style-name="T44"> v </text:span><text:span text:style-name="T54">|</text:span><text:span text:style-name="T44"> b </text:span><text:span text:style-name="T51">in</text:span><text:span text:style-name="T44"> c</text:span><text:span text:style-name="T4"> </text:span><text:span text:style-name="T44"><text:s/></text:span><text:span text:style-name="T39">metodo</text:span><text:span text:style-name="T35">: </text:span><text:span text:style-name="T44">parametro1,parametro2,parametro3</text:span><text:span text:style-name="T51">]</text:span><text:span text:style-name="T44"> <text:s text:c="2"/>a no esta en b o b esta en c</text:span></text:p>
      <text:p text:style-name="P47"/>
      <text:p text:style-name="P42">También es posible condicionar eventos <text:span text:style-name="T46">de la forma <text:s/></text:span><text:span text:style-name="T34">variable1 condicion variable2 codigo</text:span><text:span text:style-name="T46"> para indicar el final del codigo de la funcion de utiliza una corchete de cierre (</text:span><text:span text:style-name="T55">]</text:span><text:span text:style-name="T46">) no se debe colocar corchete de apertura ya que se sobrentiende con el espacio que hay despues de la ultima variable se asume que la primera ves que se use este bloque lleva por delante un </text:span><text:span text:style-name="T55">if</text:span><text:span text:style-name="T46"> (si) las demas veces un </text:span><text:span text:style-name="T55">elif </text:span><text:span text:style-name="T46">(si no) y si no lleva una condicion entonces se tomara como un </text:span><text:span text:style-name="T55">else </text:span><text:span text:style-name="T46">( de lo contrario) el cual idica su fin con llave de cierre (</text:span><text:span text:style-name="T55">}</text:span><text:span text:style-name="T46">) el siguiente codigo muestra esto en Z-API y como seria en python</text:span></text:p>
      <text:p text:style-name="P42"/>
      <text:p text:style-name="P43">Z-API</text:p>
      <text:p text:style-name="P39"><text:span text:style-name="T58">a </text:span><text:span text:style-name="T56">not in</text:span><text:span text:style-name="T58"> v </text:span><text:span text:style-name="T36">m: </text:span><text:span text:style-name="T58">p1,p2,p3</text:span><text:span text:style-name="T57">]</text:span><text:span text:style-name="T58"> a </text:span><text:span text:style-name="T56">in</text:span><text:span text:style-name="T58"> v </text:span><text:span text:style-name="T36">m2: </text:span><text:span text:style-name="T58">p1,p3</text:span><text:span text:style-name="T57">]</text:span><text:span text:style-name="T58"> a</text:span><text:span text:style-name="T57">==</text:span><text:span text:style-name="T58">b </text:span><text:span text:style-name="T36">m3: </text:span><text:span text:style-name="T58">p4</text:span><text:span text:style-name="T61">;</text:span><text:span text:style-name="T57"> </text:span><text:span text:style-name="T58">f=3</text:span><text:span text:style-name="T57">}</text:span><text:span text:style-name="T58"> </text:span></text:p>
      <text:p text:style-name="P39"><text:span text:style-name="T58"><text:s text:c="101"/></text:span></text:p>
      <text:p text:style-name="P43">PYTHON</text:p>
      <text:p text:style-name="P43"/>
      <text:p text:style-name="P50"><text:span text:style-name="T48">if</text:span> a <text:span text:style-name="T48">not in</text:span> v:</text:p>
      <text:p text:style-name="P50"><text:tab/>m(p1,p2,p3)</text:p>
      <text:p text:style-name="P50"><text:span text:style-name="T48">elif</text:span> a <text:span text:style-name="T48">in</text:span> v:</text:p>
      <text:p text:style-name="P50"><text:tab/>m2(p1,p3)</text:p>
      <text:p text:style-name="P50"><text:span text:style-name="T48">elif</text:span> a==b:</text:p>
      <text:p text:style-name="P50"><text:tab/>m3(p4)</text:p>
      <text:p text:style-name="P50"><text:span text:style-name="T48">else</text:span>:</text:p>
      <text:p text:style-name="P50"><text:tab/>f=3</text:p>
      <text:p text:style-name="P51"/>
      <text:p text:style-name="P42"/>
      <text:p text:style-name="P39"><text:span text:style-name="T52">while</text:span><text:span text:style-name="T45"> a</text:span><text:span text:style-name="T52">&gt;=</text:span><text:span text:style-name="T45">v </text:span><text:span text:style-name="T40">metodo</text:span><text:span text:style-name="T45">: parametro1,parametro2,parametro3</text:span><text:span text:style-name="T54">}}</text:span></text:p>
      <text:p text:style-name="P34"><text:span text:style-name="T25"/></text:p>
      <text:p text:style-name="P36"><text:span text:style-name="T24">También se pueden crear bucles anteponiendo la palabra reservada </text:span><text:span text:style-name="T50">while</text:span><text:span text:style-name="T24"> la condición </text:span><text:span text:style-name="T27">y esta marca su fin con llaves de cierre dobles (</text:span><text:span text:style-name="T54">}}</text:span><text:span text:style-name="T27">)</text:span><text:span text:style-name="T24"> </text:span></text:p>
      <text:p text:style-name="P42"/>
      <text:p text:style-name="P40"><text:span text:style-name="T49"><text:s/></text:span><text:span text:style-name="T51">for</text:span><text:span text:style-name="T49"> </text:span><text:span text:style-name="T44">a </text:span><text:span text:style-name="T51">in</text:span><text:span text:style-name="T44"> v </text:span><text:span text:style-name="T39">metodo</text:span><text:span text:style-name="T44">: parametro1,parametro2,parametro3</text:span><text:span text:style-name="T54">]]</text:span></text:p>
      <text:p text:style-name="P33"><text:span text:style-name="T25"/></text:p>
      <text:p text:style-name="P37"><text:span text:style-name="T25">E</text:span><text:span text:style-name="T24">l bucle </text:span><text:span text:style-name="T50">for</text:span><text:span text:style-name="T24"> se comporta igual al de python y finaliza con corchetes de cierre dobles (</text:span><text:span text:style-name="T50">]]</text:span><text:span text:style-name="T24">)</text:span></text:p>
      <text:p text:style-name="P33"><text:span text:style-name="T25"/></text:p>
      <text:p text:style-name="P52"><text:span text:style-name="T44">o</text:span>bjeto<text:span text:style-name="T24">(</text:span><text:span text:style-name="T44">o</text:span>bjetoMadre <text:span text:style-name="T24">,</text:span> <text:span text:style-name="T44">o</text:span>bjetoPadre<text:span text:style-name="T24">) </text:span><text:span text:style-name="T28"><text:s text:c="31"/>creación de objeto con <text:s/>Herencia múltiple</text:span></text:p>
      <text:p text:style-name="P52"><text:span text:style-name="T44">o</text:span>bjeto.atributo<text:span text:style-name="T24">=54<text:tab/><text:tab/><text:tab/><text:tab/><text:tab/><text:tab/><text:tab/> <text:s text:c="4"/></text:span><text:span text:style-name="T28">creando atributos para el objeto</text:span></text:p>
      <text:p text:style-name="P53"><text:span text:style-name="T44">o</text:span>bjeto.<text:span text:style-name="T29"> </text:span><text:span text:style-name="T42">m</text:span><text:span text:style-name="T35">etodo:.<text:tab/><text:tab/><text:tab/><text:tab/><text:tab/><text:tab/> <text:s text:c="8"/></text:span><text:span text:style-name="T30">Asignación de un metodo aun objeto</text:span></text:p>
      <text:p text:style-name="P52"><text:span text:style-name="T44">o</text:span>bjeto.<text:span text:style-name="T30">nuevoMetodo=</text:span><text:span text:style-name="T29"> </text:span><text:span text:style-name="T42">m</text:span><text:span text:style-name="T35">etodo:.<text:tab/><text:tab/></text:span><text:span text:style-name="T30">Asignación de un metodo renombrandolo aun objeto</text:span></text:p>
      <text:p text:style-name="P52"><text:span text:style-name="T44">o</text:span>bjeto.<text:span text:style-name="T29"> </text:span><text:span text:style-name="T35">metodo</text:span><text:span text:style-name="T29">: parametro1,parametro2,parametro3<text:tab/><text:tab/> <text:s text:c="4"/></text:span><text:span text:style-name="T28">ejecutando metodos del objeto</text:span></text:p>
      <text:p text:style-name="P52"/>
      <text:p text:style-name="P52"><text:soft-page-break/><text:span text:style-name="T28">También es soportado uso de la programación orientada a objetos </text:span><text:span text:style-name="T31">el uso del punto después de los dos puntos indica que el método no se debe ejecutar.</text:span></text:p>
      <text:p text:style-name="P33"><text:span text:style-name="T25"/></text:p>
      <text:p text:style-name="P38"><text:span text:style-name="T25">e</text:span><text:span text:style-name="T24">l código que se puede pasar por la url solo pude ser de máximo 200 caracteres.</text:span></text:p>
      <text:p text:style-name="P38"><text:span text:style-name="T24"/></text:p>
      <text:p text:style-name="P38"><text:span text:style-name="T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7T20:49:29.681583164</meta:creation-date>
    <dc:date>2016-12-28T20:06:30.044267218</dc:date>
    <meta:editing-duration>PT1H10M16S</meta:editing-duration>
    <meta:editing-cycles>10</meta:editing-cycles>
    <meta:generator>LibreOffice/5.2.3.3$Linux_x86 LibreOffice_project/d54a8868f08a7b39642414cf2c8ef2f228f780cf</meta:generator>
    <meta:document-statistic meta:table-count="0" meta:image-count="0" meta:object-count="0" meta:page-count="7" meta:paragraph-count="88" meta:word-count="2202" meta:character-count="13225" meta:non-whitespace-character-count="10898"/>
  </office:meta>
</office:document-meta>
</file>